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C000155450000C9BF04545B6D.wmf"/>
  <manifest:file-entry manifest:media-type="" manifest:full-path="Pictures/2000001C000154080000C9BFC3B7DF5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34cm" fo:min-width="0cm" fo:padding-top="0.13cm" fo:padding-bottom="0.13cm" fo:padding-left="0.25cm" fo:padding-right="0.25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stroke="none" draw:fill="none" draw:fill-color="#618ffd" draw:auto-grow-height="true" fo:min-height="11.503cm" draw:shadow="hidden" draw:shadow-color="#919191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5.86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notes">
      <style:graphic-properties draw:fill-color="#ffffff" fo:min-height="11.503cm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3.46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95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margin-top="0.246cm" fo:margin-bottom="0cm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7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0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1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12" style:family="paragraph">
      <style:paragraph-properties fo:margin-left="0.952cm" fo:margin-right="0cm" fo:margin-top="0.282cm" fo:margin-bottom="0cm" text:enable-numbering="true" fo:text-indent="-0.952cm"/>
    </style:style>
    <style:style style:name="P13" style:family="paragraph">
      <style:paragraph-properties fo:margin-left="2.063cm" fo:margin-right="0cm" fo:margin-top="0.246cm" fo:margin-bottom="0cm" text:enable-numbering="true" fo:text-indent="-0.793cm"/>
    </style:style>
    <style:style style:name="P14" style:family="paragraph">
      <style:paragraph-properties fo:margin-left="0.952cm" fo:margin-right="0cm" fo:margin-top="0.282cm" fo:margin-bottom="0cm" text:enable-numbering="false" fo:text-indent="-0.952cm"/>
    </style:style>
    <style:style style:name="P15" style:family="paragraph">
      <style:paragraph-properties fo:margin-left="0.952cm" fo:margin-right="0cm" fo:margin-top="0.246cm" fo:margin-bottom="0cm" fo:text-align="center" text:enable-numbering="false" fo:text-indent="-0.952cm"/>
    </style:style>
    <style:style style:name="P16" style:family="paragraph">
      <style:paragraph-properties fo:margin-left="0.952cm" fo:margin-right="0cm" fo:margin-top="0.211cm" fo:margin-bottom="0cm" text:enable-numbering="true" fo:text-indent="-0.952cm"/>
    </style:style>
    <style:style style:name="P17" style:family="paragraph">
      <style:paragraph-properties fo:margin-left="0.952cm" fo:margin-right="0cm" fo:margin-top="0.211cm" fo:margin-bottom="0cm" text:enable-numbering="false" fo:text-indent="-0.952cm"/>
    </style:style>
    <style:style style:name="P18" style:family="paragraph">
      <style:paragraph-properties fo:margin-left="1.693cm" fo:margin-right="0cm" fo:margin-top="0.282cm" fo:margin-bottom="0cm" text:enable-numbering="false" fo:text-indent="-1.693cm"/>
    </style:style>
    <style:style style:name="P19" style:family="paragraph">
      <style:paragraph-properties fo:margin-left="1.693cm" fo:margin-right="0cm" fo:margin-top="0.282cm" fo:margin-bottom="0cm" text:enable-numbering="true" fo:text-indent="-1.693cm"/>
    </style:style>
    <style:style style:name="T1" style:family="text">
      <style:text-properties fo:color="#000000" fo:language="it" fo:country="IT"/>
    </style:style>
    <style:style style:name="T2" style:family="text">
      <style:text-properties fo:language="it" fo:country="IT"/>
    </style:style>
    <style:style style:name="T3" style:family="text">
      <style:text-properties fo:font-size="28pt" fo:language="it" fo:country="IT" style:font-size-asian="28pt" style:font-size-complex="28pt"/>
    </style:style>
    <style:style style:name="T4" style:family="text">
      <style:text-properties fo:font-size="24pt" fo:language="it" fo:country="IT" style:font-size-asian="24pt" style:font-size-complex="24pt"/>
    </style:style>
    <style:style style:name="T5" style:family="text">
      <style:text-properties fo:font-size="20pt" fo:language="it" fo:country="IT" style:font-size-asian="20pt" style:font-size-complex="20pt"/>
    </style:style>
    <style:style style:name="T6" style:family="text">
      <style:text-properties fo:color="#000000" fo:font-size="28pt" fo:language="it" fo:country="IT" fo:font-weight="bold" style:font-size-asian="28pt" style:font-size-complex="28pt"/>
    </style:style>
    <style:style style:name="T7" style:family="text">
      <style:text-properties fo:color="#000000" fo:font-size="24pt" fo:language="it" fo:country="IT" style:font-size-asian="24pt" style:font-size-complex="2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6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3.389cm" svg:height="4.084cm" svg:x="2.358cm" svg:y="1.922cm" presentation:class="title" presentation:user-transformed="true">
          <draw:text-box>
            <text:p text:style-name="P1"><text:span text:style-name="T1">Progetto “Nuovo Mondo”</text:span></text:p>
          </draw:text-box>
        </draw:frame>
        <draw:frame presentation:style-name="pr2" draw:text-style-name="P2" draw:layer="layout" svg:width="19.262cm" svg:height="10.816cm" svg:x="4.158cm" svg:y="7.325cm" presentation:class="subtitle" presentation:user-transformed="true">
          <draw:text-box>
            <text:p text:style-name="P3"><text:span text:style-name="T2">Presentato </text:span><text:span text:style-name="T2">a</text:span></text:p>
            <text:p text:style-name="P3"><text:span text:style-name="T2">Sua Maestà</text:span></text:p>
            <text:p text:style-name="P3"><text:span text:style-name="T2">Regina</text:span><text:span text:style-name="T2"> Isabella</text:span></text:p>
            <text:p text:style-name="P3"><text:span text:style-name="T2"/></text:p>
            <text:p text:style-name="P4"><text:span text:style-name="T3">da</text:span></text:p>
            <text:p text:style-name="P4"><text:span text:style-name="T3">Cristoforo Colombo</text:span></text:p>
            <text:p text:style-name="P4"><text:span text:style-name="T3">Di Genova</text:span></text:p>
          </draw:text-box>
        </draw:frame>
        <presentation:notes draw:style-name="dp2">
          <draw:page-thumbnail draw:layer="layout" svg:width="14.675cm" svg:height="10.16cm" svg:x="1.976cm" svg:y="2.117cm" draw:page-number="1"/>
          <draw:frame presentation:style-name="pr3" draw:text-style-name="P5" draw:layer="layout" svg:width="13.573cm" svg:height="11.503cm" svg:x="2.464cm" svg:y="12.98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3.39cm" svg:height="3.176cm" svg:x="2.156cm" svg:y="0.722cm" presentation:class="title" presentation:user-transformed="true">
          <draw:text-box>
            <text:p text:style-name="P1"><text:span text:style-name="T2">Rotte internazionali</text:span></text:p>
          </draw:text-box>
        </draw:frame>
        <draw:frame presentation:style-name="pr5" draw:text-style-name="P2" draw:layer="layout" svg:width="23.39cm" svg:height="6.126cm" svg:x="2.156cm" svg:y="12.924cm" presentation:class="outline" presentation:user-transformed="true">
          <draw:text-box>
            <text:list text:style-name="L2">
              <text:list-item>
                <text:p text:style-name="P6"><text:span text:style-name="T4">Rotta attuale: navigazione del Mediterraneo, via terra attraverso l’Asi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Una rotta lunga e pericolosa verso le Indi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Nuova rotta: navigazione verso il Sud Africa, poi verso ES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Più lunga e pericolosa per i galeoni spagnoli </text:span></text:p>
                  </text:list-item>
                </text:list>
              </text:list-item>
            </text:list>
          </draw:text-box>
        </draw:frame>
        <draw:g>
          <draw:frame draw:style-name="gr1" draw:text-style-name="P8" draw:layer="layout" svg:width="14.552cm" svg:height="8.599cm" svg:x="6.359cm" svg:y="4.123cm">
            <draw:image xlink:href="Pictures/2000001C000155450000C9BF04545B6D.wmf" xlink:type="simple" xlink:show="embed" xlink:actuate="onLoad">
              <text:p text:style-name="P5"/>
            </draw:image>
          </draw:frame>
          <draw:frame draw:style-name="gr2" draw:text-style-name="P2" draw:layer="layout" svg:width="14.552cm" svg:height="8.6cm" svg:x="6.359cm" svg:y="4.123cm">
            <draw:text-box>
              <text:p text:style-name="P5"/>
            </draw:text-box>
          </draw:frame>
        </draw:g>
        <presentation:notes draw:style-name="dp3">
          <draw:page-thumbnail draw:style-name="gr3" draw:layer="layout" svg:width="14.675cm" svg:height="10.161cm" svg:x="1.975cm" svg:y="2.117cm" draw:page-number="2" presentation:class="page"/>
          <draw:frame presentation:style-name="pr6" draw:layer="layout" svg:width="13.573cm" svg:height="11.503cm" svg:x="2.464cm" svg:y="12.98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3.39cm" svg:height="3.176cm" svg:x="2.156cm" svg:y="0.722cm" presentation:class="title" presentation:user-transformed="true">
          <draw:text-box>
            <text:p text:style-name="P1"><text:span text:style-name="T2">Una rotta innovativa</text:span></text:p>
          </draw:text-box>
        </draw:frame>
        <draw:frame presentation:style-name="pr7" draw:text-style-name="P2" draw:layer="layout" svg:width="23.39cm" svg:height="3.728cm" svg:x="2.156cm" svg:y="14.123cm" presentation:class="outline" presentation:user-transformed="true">
          <draw:text-box>
            <text:list text:style-name="L2">
              <text:list-item>
                <text:p text:style-name="P9"><text:span text:style-name="T3">Una rotta diretta navigando verso OVEST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Più veloce e più sicura perché più brev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Inesplorata dalla flotta Inglese e Portoghese</text:span></text:p>
                  </text:list-item>
                </text:list>
              </text:list-item>
            </text:list>
          </draw:text-box>
        </draw:frame>
        <draw:g>
          <draw:frame draw:style-name="gr1" draw:text-style-name="P8" draw:layer="layout" svg:width="14.499cm" svg:height="8.599cm" svg:x="6.359cm" svg:y="4.524cm">
            <draw:image xlink:href="Pictures/2000001C000154080000C9BFC3B7DF53.wmf" xlink:type="simple" xlink:show="embed" xlink:actuate="onLoad">
              <text:p text:style-name="P5"/>
            </draw:image>
          </draw:frame>
          <draw:frame draw:style-name="gr2" draw:text-style-name="P2" draw:layer="layout" svg:width="14.499cm" svg:height="8.6cm" svg:x="6.359cm" svg:y="4.524cm">
            <draw:text-box>
              <text:p text:style-name="P5"/>
            </draw:text-box>
          </draw:frame>
        </draw:g>
        <presentation:notes draw:style-name="dp3">
          <draw:page-thumbnail draw:style-name="gr3" draw:layer="layout" svg:width="14.675cm" svg:height="10.161cm" svg:x="1.975cm" svg:y="2.117cm" draw:page-number="3" presentation:class="page"/>
          <draw:frame presentation:style-name="pr6" draw:layer="layout" svg:width="13.573cm" svg:height="11.503cm" svg:x="2.464cm" svg:y="12.98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3.39cm" svg:height="3.176cm" svg:x="2.156cm" svg:y="0.722cm" presentation:class="title" presentation:user-transformed="true">
          <draw:text-box>
            <text:p text:style-name="P1"><text:span text:style-name="T2">Esplorazione</text:span></text:p>
          </draw:text-box>
        </draw:frame>
        <draw:frame presentation:style-name="pr8" draw:text-style-name="P2" draw:layer="layout" svg:width="23.389cm" svg:height="12.211cm" svg:x="2.063cm" svg:y="4.723cm" presentation:class="outline" presentation:user-transformed="true">
          <draw:text-box>
            <text:list text:style-name="L2">
              <text:list-item>
                <text:p text:style-name="P6"><text:span text:style-name="T4">Esplorare il mare a OVEST alla ricerca di una nuova via verso le Indie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6"><text:span text:style-name="T4">Qualora si trovi una <text:s/>nuova rotta per le Indie i benefici che il Regno di Spagna ne può trarre sono immensi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Crescita delle possibilità di commerci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Conquista e controllo dei territori scopert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Una sostanziale crescita delle entrate della corona!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6"><text:span text:style-name="T4">È però necessario agire SUBITO: <text:s/>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(Da fonti attendibili) Gli Inglesi e i Portoghesi stanno già considerando la possibilità di scoprire una nuova rotta verso le Indi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4.675cm" svg:height="10.161cm" svg:x="1.975cm" svg:y="2.117cm" draw:page-number="4" presentation:class="page"/>
          <draw:frame presentation:style-name="pr6" draw:layer="layout" svg:width="13.573cm" svg:height="11.503cm" svg:x="2.464cm" svg:y="12.98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3.39cm" svg:height="3.176cm" svg:x="2.156cm" svg:y="0.722cm" presentation:class="title" presentation:user-transformed="true">
          <draw:text-box>
            <text:p text:style-name="P1"><text:span text:style-name="T2">Piano di navigazione</text:span></text:p>
          </draw:text-box>
        </draw:frame>
        <draw:frame presentation:style-name="pr8" draw:text-style-name="P2" draw:layer="layout" svg:width="23.389cm" svg:height="12.211cm" svg:x="2.063cm" svg:y="4.723cm" presentation:class="outline" presentation:user-transformed="true">
          <draw:text-box>
            <text:list text:style-name="L2">
              <text:list-item>
                <text:p text:style-name="P12"><text:span text:style-name="T2">Per assicurarsi il successo, è necessario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Allestire adeguatamente tre imbarcazion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Riunire un equipaggio di uomini preparat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Prevedere la presenza di scienziati, medici e religiosi che siano disposti ad accompagnarci nel viaggio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">Il gruppo è già pronto – abbiamo solo bisogno del Vostro appoggio.</text:span></text:p>
              </text:list-item>
            </text:list>
            <text:list text:style-name="L2">
              <text:list-item>
                <text:p text:style-name="P14"><text:span text:style-name="T2"/></text:p>
              </text:list-item>
            </text:list>
          </draw:text-box>
        </draw:frame>
        <presentation:notes draw:style-name="dp3">
          <draw:page-thumbnail draw:style-name="gr3" draw:layer="layout" svg:width="14.675cm" svg:height="10.161cm" svg:x="1.975cm" svg:y="2.117cm" draw:page-number="5" presentation:class="page"/>
          <draw:frame presentation:style-name="pr6" draw:layer="layout" svg:width="13.573cm" svg:height="11.503cm" svg:x="2.464cm" svg:y="12.98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4" draw:text-style-name="P2" draw:layer="layout" svg:width="23.39cm" svg:height="3.176cm" svg:x="2.156cm" svg:y="0.722cm" presentation:class="title" presentation:user-transformed="true">
          <draw:text-box>
            <text:p text:style-name="P1"><text:span text:style-name="T2">Rischi</text:span></text:p>
          </draw:text-box>
        </draw:frame>
        <draw:frame presentation:style-name="pr8" draw:text-style-name="P2" draw:layer="layout" svg:width="11.483cm" svg:height="12.211cm" svg:x="2.063cm" svg:y="4.723cm" presentation:class="outline" presentation:user-transformed="true">
          <draw:text-box>
            <text:list text:style-name="L2">
              <text:list-item>
                <text:p text:style-name="P15"><text:span text:style-name="T6"><text:s text:c="6"/></text:span><text:span text:style-name="T6">Pericoli potenziali</text:span></text:p>
              </text:list-item>
            </text:list>
            <text:list text:style-name="L2">
              <text:list-item>
                <text:p text:style-name="P15"><text:span text:style-name="T6"/></text:p>
              </text:list-item>
            </text:list>
            <text:list text:style-name="L2">
              <text:list-item>
                <text:p text:style-name="P16"><text:span text:style-name="T7">Mercenari Portoghesi</text:span></text:p>
              </text:list-item>
            </text:list>
            <text:list text:style-name="L2">
              <text:list-item>
                <text:p text:style-name="P17"><text:span text:style-name="T7"/></text:p>
              </text:list-item>
            </text:list>
            <text:list text:style-name="L2">
              <text:list-item>
                <text:p text:style-name="P16"><text:span text:style-name="T7">Nativi ostili</text:span></text:p>
              </text:list-item>
            </text:list>
            <text:list text:style-name="L2">
              <text:list-item>
                <text:p text:style-name="P17"><text:span text:style-name="T7"/></text:p>
              </text:list-item>
            </text:list>
            <text:list text:style-name="L2">
              <text:list-item>
                <text:p text:style-name="P16"><text:span text:style-name="T7">Tempo</text:span></text:p>
              </text:list-item>
            </text:list>
            <text:list text:style-name="L2">
              <text:list-item>
                <text:p text:style-name="P17"><text:span text:style-name="T7"/></text:p>
              </text:list-item>
            </text:list>
            <text:list text:style-name="L2">
              <text:list-item>
                <text:p text:style-name="P16"><text:span text:style-name="T7">Imprevisti di navigazione</text:span></text:p>
              </text:list-item>
            </text:list>
          </draw:text-box>
        </draw:frame>
        <draw:frame presentation:style-name="pr8" draw:text-style-name="P2" draw:layer="layout" svg:width="11.483cm" svg:height="12.211cm" svg:x="13.969cm" svg:y="4.723cm" presentation:class="outline" presentation:user-transformed="true">
          <draw:text-box>
            <text:list text:style-name="L2">
              <text:list-item>
                <text:p text:style-name="P15"><text:span text:style-name="T6">Come contrastarli</text:span></text:p>
              </text:list-item>
            </text:list>
            <text:list text:style-name="L2">
              <text:list-item>
                <text:p text:style-name="P15"><text:span text:style-name="T6"/></text:p>
              </text:list-item>
            </text:list>
            <text:list text:style-name="L2">
              <text:list-item>
                <text:p text:style-name="P16"><text:span text:style-name="T7">Missione diplomatica alla corte Portoghese</text:span></text:p>
              </text:list-item>
            </text:list>
            <text:list text:style-name="L2">
              <text:list-item>
                <text:p text:style-name="P16"><text:span text:style-name="T7">Militari addestrati facenti parte della spedizione</text:span></text:p>
              </text:list-item>
            </text:list>
            <text:list text:style-name="L2">
              <text:list-item>
                <text:p text:style-name="P16"><text:span text:style-name="T7">Personale esperto capace di previsioni attendibili</text:span></text:p>
              </text:list-item>
            </text:list>
            <text:list text:style-name="L2">
              <text:list-item>
                <text:p text:style-name="P16"><text:span text:style-name="T7">Adottare nuovi metodi di navigazione</text:span></text:p>
              </text:list-item>
            </text:list>
          </draw:text-box>
        </draw:frame>
        <presentation:notes draw:style-name="dp3">
          <draw:page-thumbnail draw:style-name="gr3" draw:layer="layout" svg:width="14.675cm" svg:height="10.161cm" svg:x="1.975cm" svg:y="2.117cm" draw:page-number="6" presentation:class="page"/>
          <draw:frame presentation:style-name="pr6" draw:layer="layout" svg:width="13.573cm" svg:height="11.503cm" svg:x="2.464cm" svg:y="12.98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39cm" svg:height="3.176cm" svg:x="2.156cm" svg:y="0.722cm" presentation:class="title" presentation:user-transformed="true">
          <draw:text-box>
            <text:p text:style-name="P1"><text:span text:style-name="T2">Richieste alla Corona</text:span></text:p>
          </draw:text-box>
        </draw:frame>
        <draw:frame presentation:style-name="pr8" draw:text-style-name="P2" draw:layer="layout" svg:width="23.389cm" svg:height="13.575cm" svg:x="2.063cm" svg:y="4.723cm" presentation:class="outline" presentation:user-transformed="true">
          <draw:text-box>
            <text:list text:style-name="L3">
              <text:list-item>
                <text:p text:style-name="P18"><text:span text:style-name="T2">Dovrà provvedere a:</text:span></text:p>
              </text:list-item>
            </text:list>
            <text:list text:style-name="L4">
              <text:list-item>
                <text:p text:style-name="P19"><text:span text:style-name="T2">Stanziare 1.000.000 di Ducati (rimborsabili grazie ai profitti)</text:span></text:p>
              </text:list-item>
            </text:list>
            <text:list text:style-name="L4" text:continue-numbering="true">
              <text:list-item>
                <text:p text:style-name="P19"><text:span text:style-name="T2">Un documento che attesti il supporto della Corona</text:span></text:p>
              </text:list-item>
            </text:list>
            <text:list text:style-name="L4" text:continue-numbering="true">
              <text:list-item>
                <text:p text:style-name="P19"><text:span text:style-name="T2">Documenti diplomatici a supporto di trattative con i locali</text:span></text:p>
              </text:list-item>
            </text:list>
            <text:list text:style-name="L4" text:continue-numbering="true">
              <text:list-item>
                <text:p text:style-name="P19"><text:span text:style-name="T2">Contratti della Corona Spagnola per tutto il personale</text:span></text:p>
              </text:list-item>
            </text:list>
          </draw:text-box>
        </draw:frame>
        <presentation:notes draw:style-name="dp3">
          <draw:page-thumbnail draw:style-name="gr3" draw:layer="layout" svg:width="14.675cm" svg:height="10.161cm" svg:x="1.975cm" svg:y="2.117cm" draw:page-number="7" presentation:class="page"/>
          <draw:frame presentation:style-name="pr6" draw:layer="layout" svg:width="13.573cm" svg:height="11.503cm" svg:x="2.464cm" svg:y="12.98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39cm" svg:height="3.176cm" svg:x="2.156cm" svg:y="0.722cm" presentation:class="title" presentation:user-transformed="true">
          <draw:text-box>
            <text:p text:style-name="P1"><text:span text:style-name="T2">Vantaggi per la Spagna</text:span></text:p>
          </draw:text-box>
        </draw:frame>
        <draw:frame presentation:style-name="pr8" draw:text-style-name="P2" draw:layer="layout" svg:width="23.389cm" svg:height="12.211cm" svg:x="2.063cm" svg:y="4.723cm" presentation:class="outline" presentation:user-transformed="true">
          <draw:text-box>
            <text:list text:style-name="L2">
              <text:list-item>
                <text:p text:style-name="P12"><text:span text:style-name="T2">La Spagna può trarre dal successo di questa spedizione I seguenti vantaggi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Trovare una rapida via verso le Indi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Incrementare la sua egemonia nel controllo del commerci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Incrementare con altro oro il tesoro della Corona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4.675cm" svg:height="10.161cm" svg:x="1.975cm" svg:y="2.117cm" draw:page-number="8" presentation:class="page"/>
          <draw:frame presentation:style-name="pr6" draw:layer="layout" svg:width="13.573cm" svg:height="11.503cm" svg:x="2.464cm" svg:y="12.981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Book Antiqua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ook Antiqua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ook Antiqua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ook Antiqua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ook Antiqua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ook Antiqua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ook Antiqua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ook Antiqua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ook Antiqua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ook Antiqua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31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6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65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28cm" fo:padding-bottom="0.128cm" fo:padding-left="0.256cm" fo:padding-right="0.256cm" fo:wrap-option="wrap" draw:shadow="hidden" draw:shadow-color="#919191"/>
    </style:style>
    <style:style style:name="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618ffd" draw:textarea-horizontal-align="justify" draw:textarea-vertical-align="top" draw:auto-grow-height="false" draw:auto-grow-width="false" fo:min-height="1.276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Standard-backgroundobjects">
      <style:graphic-properties draw:stroke="none" draw:fill="none" draw:fill-color="#618ffd" draw:textarea-horizontal-align="justify" draw:textarea-vertical-align="bottom" draw:auto-grow-height="false" draw:auto-grow-width="false" fo:min-height="1.276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 style:writing-mode="lr-tb"/>
    </style:style>
    <style:style style:name="P14" style:family="paragraph">
      <style:paragraph-properties fo:margin-left="0cm" fo:margin-right="0cm" fo:line-height="100%" text:enable-numbering="false" fo:text-indent="0cm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font-size="14pt" fo:language="it" fo:country="IT" style:font-size-asian="14pt" style:font-size-complex="14pt"/>
    </style:style>
    <style:style style:name="T3" style:family="text">
      <style:text-properties fo:font-size="10pt" fo:language="en" fo:country="GB" fo:font-style="italic" style:font-size-asian="10pt" style:font-size-complex="10pt"/>
    </style:style>
    <style:style style:name="T4" style:family="text">
      <style:text-properties fo:font-family="'Book Antiqua'" style:font-family-generic="roman" style:font-pitch="variable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Book Antiqua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77cm" svg:height="4.483cm" svg:x="1.851cm" svg:y="4.039cm" draw:page-number="1"/>
      <draw:page-thumbnail draw:layer="backgroundobjects" svg:width="6.477cm" svg:height="4.483cm" svg:x="10.18cm" svg:y="4.039cm" draw:page-number="2"/>
      <draw:page-thumbnail draw:layer="backgroundobjects" svg:width="6.477cm" svg:height="4.483cm" svg:x="1.851cm" svg:y="11.413cm" draw:page-number="3"/>
      <draw:page-thumbnail draw:layer="backgroundobjects" svg:width="6.477cm" svg:height="4.483cm" svg:x="10.18cm" svg:y="11.413cm" draw:page-number="4"/>
      <draw:page-thumbnail draw:layer="backgroundobjects" svg:width="6.477cm" svg:height="4.483cm" svg:x="1.851cm" svg:y="18.787cm" draw:page-number="5"/>
      <draw:page-thumbnail draw:layer="backgroundobjects" svg:width="6.477cm" svg:height="4.483cm" svg:x="10.18cm" svg:y="18.787cm" draw:page-number="6"/>
      <draw:frame draw:style-name="gr1" draw:text-style-name="P1" draw:layer="backgroundobjects" svg:width="8.032cm" svg:height="1.36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032cm" svg:height="1.364cm" svg:x="10.477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032cm" svg:height="1.364cm" svg:x="0cm" svg:y="25.94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032cm" svg:height="1.364cm" svg:x="10.477cm" svg:y="25.945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3.39cm" svg:height="3.985cm" svg:x="2.156cm" svg:y="0.318cm" presentation:class="title" presentation:placeholder="true">
        <draw:text-box/>
      </draw:frame>
      <draw:frame presentation:style-name="Standard-outline1" draw:layer="backgroundobjects" svg:width="23.389cm" svg:height="12.211cm" svg:x="2.063cm" svg:y="4.723cm" presentation:class="outline" presentation:placeholder="true">
        <draw:text-box/>
      </draw:frame>
      <draw:frame presentation:style-name="pr1" draw:text-style-name="P4" draw:layer="backgroundobjects" svg:width="5.732cm" svg:height="1.271cm" svg:x="2.064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713cm" svg:height="1.271cm" svg:x="9.401cm" svg:y="17.357cm" presentation:class="footer">
        <draw:text-box>
          <text:p text:style-name="P5"><text:span text:style-name="T2"><presentation:footer/></text:span></text:p>
        </draw:text-box>
      </draw:frame>
      <draw:frame presentation:style-name="pr1" draw:text-style-name="P8" draw:layer="backgroundobjects" svg:width="5.733cm" svg:height="1.271cm" svg:x="19.719cm" svg:y="17.357cm" presentation:class="page-number">
        <draw:text-box>
          <text:p text:style-name="P7"><text:span text:style-name="T2"><text:page-number>&lt;numero&gt;</text:page-number></text:span></text:p>
        </draw:text-box>
      </draw:frame>
      <presentation:notes style:page-layout-name="PM0">
        <draw:rect draw:style-name="gr3" draw:text-style-name="P9" draw:layer="backgroundobjects" svg:width="18.51cm" svg:height="27.31cm" svg:x="0cm" svg:y="0cm">
          <text:p/>
        </draw:rect>
        <draw:frame presentation:style-name="pr2" draw:text-style-name="P11" draw:layer="backgroundobjects" svg:width="8.021cm" svg:height="1.275cm" svg:x="-0.005cm" svg:y="0.031cm" presentation:class="header">
          <draw:text-box>
            <text:p text:style-name="P10"><text:span text:style-name="T3"><presentation:header/></text:span></text:p>
          </draw:text-box>
        </draw:frame>
        <draw:frame presentation:style-name="pr2" draw:text-style-name="P13" draw:layer="backgroundobjects" svg:width="8.022cm" svg:height="1.275cm" svg:x="10.486cm" svg:y="0.031cm" presentation:class="date-time">
          <draw:text-box>
            <text:p text:style-name="P12"><text:span text:style-name="T3"><presentation:date-time/></text:span></text:p>
          </draw:text-box>
        </draw:frame>
        <draw:frame presentation:style-name="pr3" draw:text-style-name="P11" draw:layer="backgroundobjects" svg:width="8.021cm" svg:height="1.275cm" svg:x="-0.005cm" svg:y="26.008cm" presentation:class="footer">
          <draw:text-box>
            <text:p text:style-name="P10"><text:span text:style-name="T3"><presentation:footer/></text:span></text:p>
          </draw:text-box>
        </draw:frame>
        <draw:frame presentation:style-name="pr3" draw:text-style-name="P13" draw:layer="backgroundobjects" svg:width="8.022cm" svg:height="1.275cm" svg:x="10.486cm" svg:y="26.008cm" presentation:class="page-number">
          <draw:text-box>
            <text:p text:style-name="P12"><text:span text:style-name="T3"><text:page-number>&lt;numero&gt;</text:page-number></text:span></text:p>
          </draw:text-box>
        </draw:frame>
        <draw:page-thumbnail presentation:style-name="Standard-title" draw:layer="backgroundobjects" svg:width="14.675cm" svg:height="10.161cm" svg:x="1.975cm" svg:y="2.117cm" presentation:class="page"/>
        <draw:frame presentation:style-name="Standard-notes" draw:layer="backgroundobjects" svg:width="13.573cm" svg:height="11.502cm" svg:x="2.464cm" svg:y="12.981cm" presentation:class="notes" presentation:placeholder="true">
          <draw:text-box/>
        </draw:frame>
        <draw:custom-shape draw:style-name="gr4" draw:text-style-name="P15" draw:layer="backgroundobjects" svg:width="2.665cm" svg:height="0.849cm" svg:x="0.191cm" svg:y="0.268cm">
          <text:p text:style-name="P14"><text:span text:style-name="T4">Meridian 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backgroundobjects" svg:width="2.829cm" svg:height="0.849cm" svg:x="16.326cm" svg:y="26.188cm">
          <text:p text:style-name="P16"><text:span text:style-name="T4"><text:page-number>&lt;numero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Progetto “Nuovo Mondo”</dc:title>
    <meta:creation-date>1996-06-21T18:28:18</meta:creation-date>
    <dc:creator>Marco</dc:creator>
    <dc:date>2006-07-20T02:15:43</dc:date>
    <meta:print-date>1994-05-04T21:09:44</meta:print-date>
    <dc:language>it-IT</dc:language>
    <meta:editing-cycles>28</meta:editing-cycles>
    <meta:editing-duration>P37DT20H57M47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